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28in"/>
    </style:style>
    <style:style style:name="co2" style:family="table-column">
      <style:table-column-properties fo:break-before="auto" style:column-width="2.2492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11.9346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3283in"/>
    </style:style>
    <style:style style:name="co9" style:family="table-column">
      <style:table-column-properties fo:break-before="auto" style:column-width="0.4173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verter_KiCA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office:value-type="string" calcext:value-type="string">
            <text:p>On 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01-C1005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Capacitor_THT:CP_Radial_D35.0mm_P10.00mm_Sna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1 011 086 02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3]*10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formula="of:=IF([.I3]-[.J3]&gt;0;[.I3]-[.J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1, C202, C301, C302, C401, C4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5 0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4]*1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I4]-[.J4]&gt;0;[.I4]-[.J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3, C204, C303, C304, C403, C404, C50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2 00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5]*1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IF([.I5]-[.J5]&gt;0;[.I5]-[.J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5, C305, C405, C60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*1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I6]-[.J6]&gt;0;[.I6]-[.J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6, C306, C4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www.we-online.com/components/products/datasheet/88501221400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14 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7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7]-[.J7]&gt;0;[.I7]-[.J7];0)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7, C208, C307, C308, C407, C408, C605, C606, C804, C807-C812, C814-C818, C901, C902, C1201, C1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8]*10"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table:formula="of:=IF([.I8]-[.J8]&gt;0;[.I8]-[.J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9-C211, C309-C311, C409-C411, C601-C60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9]*10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IF([.I9]-[.J9]&gt;0;[.I9]-[.J9];0)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0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10]-[.J10]&gt;0;[.I10]-[.J10];0)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1, C80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005 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1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I11]-[.J11]&gt;0;[.I11]-[.J1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3, C806, C8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6 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2]*10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[.I12]-[.J12]&gt;0;[.I12]-[.J1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5, C9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3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I13]-[.J13]&gt;0;[.I13]-[.J1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90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*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IF([.I14]-[.J14]&gt;0;[.I14]-[.J1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301, D40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GS5 504 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5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15]-[.J15]&gt;0;[.I15]-[.J15];0)" office:value-type="float" office:value="30" calcext:value-type="float">
            <text:p>3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202, D203, D302, D303, D402, D403, D501-D503, D901, D1401-D140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RS5 504 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6]*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IF([.I16]-[.J16]&gt;0;[.I16]-[.J16];0)" office:value-type="float" office:value="130" calcext:value-type="float">
            <text:p>13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801-D804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BS5 504 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7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I17]-[.J17]&gt;0;[.I17]-[.J17];0)" office:value-type="float" office:value="40" calcext:value-type="float">
            <text:p>4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902, D903</text:p>
          </table:table-cell>
          <table:table-cell office:value-type="string" calcext:value-type="string">
            <text:p>VS-15TQ060S-M3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https://www.vishay.com/docs/94927/vs-15tq060s-m3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VS-15TQ060S-M3</text:p>
          </table:table-cell>
          <table:table-cell office:value-type="float" office:value="2909608" calcext:value-type="float">
            <text:p>2909608</text:p>
          </table:table-cell>
          <table:table-cell office:value-type="float" office:value="2" calcext:value-type="float">
            <text:p>2</text:p>
          </table:table-cell>
          <table:table-cell table:formula="of:=[.H18]*10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I18]-[.J18]&gt;0;[.I18]-[.J18];0)"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5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ustom:0031.82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6 108 003 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9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I19]-[.J19]&gt;0;[.I19]-[.J1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1, J103</text:p>
          </table:table-cell>
          <table:table-cell office:value-type="string" calcext:value-type="string">
            <text:p>Conn_02x19_Odd_Even</text:p>
          </table:table-cell>
          <table:table-cell office:value-type="string" calcext:value-type="string">
            <text:p>Connector_PinHeader_2.54mm:PinHeader_2x1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SSW-119-01-T-D</text:p>
          </table:table-cell>
          <table:table-cell office:value-type="float" office:value="2667437" calcext:value-type="float">
            <text:p>2667437</text:p>
          </table:table-cell>
          <table:table-cell office:value-type="float" office:value="2" calcext:value-type="float">
            <text:p>2</text:p>
          </table:table-cell>
          <table:table-cell table:formula="of:=[.H20]*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[.I20]-[.J20]&gt;0;[.I20]-[.J20];0)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2, J90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ustom:691311500102</text:p>
          </table:table-cell>
          <table:table-cell office:value-type="string" calcext:value-type="string">
            <text:p>https://www.we-online.com/components/products/datasheet/691311500102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21]*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I21]-[.J21]&gt;0;[.I21]-[.J21];0)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ustom:691311500103</text:p>
          </table:table-cell>
          <table:table-cell office:value-type="string" calcext:value-type="string">
            <text:p>https://www.we-online.com/components/products/datasheet/691311500103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2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22]-[.J22]&gt;0;[.I22]-[.J22];0)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101, J11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23]*10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IF([.I23]-[.J23]&gt;0;[.I23]-[.J2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DE9_Receptacle_MountingHoles</text:p>
          </table:table-cell>
          <table:table-cell office:value-type="string" calcext:value-type="string">
            <text:p>Custom:618009233821</text:p>
          </table:table-cell>
          <table:table-cell office:value-type="string" calcext:value-type="string">
            <text:p>https://www.we-online.com/components/products/datasheet/61800923142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18 009 231 4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4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24]-[.J24]&gt;0;[.I24]-[.J2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501</text:p>
          </table:table-cell>
          <table:table-cell office:value-type="string" calcext:value-type="string">
            <text:p>PX0580-PC-12132</text:p>
          </table:table-cell>
          <table:table-cell office:value-type="string" calcext:value-type="string">
            <text:p>Custom:PX0580-PC-12132</text:p>
          </table:table-cell>
          <table:table-cell office:value-type="string" calcext:value-type="string">
            <text:p>PX0580-PC-1213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X0580/PC/12132</text:p>
          </table:table-cell>
          <table:table-cell office:value-type="string" calcext:value-type="string">
            <text:p>261-5840</text:p>
          </table:table-cell>
          <table:table-cell office:value-type="float" office:value="1" calcext:value-type="float">
            <text:p>1</text:p>
          </table:table-cell>
          <table:table-cell table:formula="of:=[.H25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25]-[.J25]&gt;0;[.I25]-[.J25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29 722 000 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6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26]-[.J26]&gt;0;[.I26]-[.J2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7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I27]-[.J27]&gt;0;[.I27]-[.J2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3</text:p>
          </table:table-cell>
          <table:table-cell office:value-type="string" calcext:value-type="string">
            <text:p>Conn_ST_STDC14</text:p>
          </table:table-cell>
          <table:table-cell office:value-type="string" calcext:value-type="string">
            <text:p>Connector_PinHeader_1.27mm:PinHeader_2x07_P1.27mm_Vertical_SMD</text:p>
          </table:table-cell>
          <table:table-cell office:value-type="string" calcext:value-type="string">
            <text:p>https://www.st.com/content/ccc/resource/technical/document/user_manual/group1/99/49/91/b6/b2/3a/46/e5/DM00526767/files/DM00526767.pdf/jcr:content/translations/en.DM00526767.pdf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8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I28]-[.J28]&gt;0;[.I28]-[.J2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9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I29]-[.J29]&gt;0;[.I29]-[.J2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0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44 786 013 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30]-[.J30]&gt;0;[.I30]-[.J30];0)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SQ2310E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Q2310ES-T1_BE3</text:p>
          </table:table-cell>
          <table:table-cell office:value-type="string" calcext:value-type="string">
            <text:p>787-9443</text:p>
          </table:table-cell>
          <table:table-cell office:value-type="float" office:value="1" calcext:value-type="float">
            <text:p>1</text:p>
          </table:table-cell>
          <table:table-cell table:formula="of:=[.H31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I31]-[.J31]&gt;0;[.I31]-[.J31];0)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1, Q301, Q401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Custom:SO-16_HCPL-315J_BRA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174-4163</text:p>
          </table:table-cell>
          <table:table-cell office:value-type="float" office:value="3" calcext:value-type="float">
            <text:p>3</text:p>
          </table:table-cell>
          <table:table-cell table:formula="of:=[.H32]*1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[.I32]-[.J32]&gt;0;[.I32]-[.J32];0)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2, Q203, Q302, Q303, Q402, Q403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irf.com/product-info/datasheets/data/irf540n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RF540NPBF</text:p>
          </table:table-cell>
          <table:table-cell office:value-type="string" calcext:value-type="string">
            <text:p>914-8154</text:p>
          </table:table-cell>
          <table:table-cell office:value-type="float" office:value="6" calcext:value-type="float">
            <text:p>6</text:p>
          </table:table-cell>
          <table:table-cell table:formula="of:=[.H33]*10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[.I33]-[.J33]&gt;0;[.I33]-[.J33];0)" office:value-type="float" office:value="47" calcext:value-type="float">
            <text:p>4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BUK9637-100E</text:p>
          </table:table-cell>
          <table:table-cell office:value-type="string" calcext:value-type="string">
            <text:p>Package_TO_SOT_SMD:TO-263-2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BUK9637-100E,118</text:p>
          </table:table-cell>
          <table:table-cell office:value-type="float" office:value="2254193" calcext:value-type="float">
            <text:p>2254193</text:p>
          </table:table-cell>
          <table:table-cell office:value-type="float" office:value="1" calcext:value-type="float">
            <text:p>1</text:p>
          </table:table-cell>
          <table:table-cell table:formula="of:=[.H34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34]-[.J34]&gt;0;[.I34]-[.J34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5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35]-[.J35]&gt;0;[.I35]-[.J3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2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6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36]-[.J36]&gt;0;[.I36]-[.J3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1, R202, R301, R302, R401, R4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37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I37]-[.J37]&gt;0;[.I37]-[.J3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3-R205, R303-R305, R403-R405, R503, R804-R807, R90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CRCW0402390RFKEDC</text:p>
          </table:table-cell>
          <table:table-cell office:value-type="float" office:value="4177482" calcext:value-type="float">
            <text:p>4177482</text:p>
          </table:table-cell>
          <table:table-cell office:value-type="float" office:value="15" calcext:value-type="float">
            <text:p>15</text:p>
          </table:table-cell>
          <table:table-cell table:formula="of:=[.H38]*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IF([.I38]-[.J38]&gt;0;[.I38]-[.J38];0)" office:value-type="float" office:value="150" calcext:value-type="float">
            <text:p>150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6, R208, R306, R308, R406, R4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39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I39]-[.J39]&gt;0;[.I39]-[.J3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207, R209, R307, R309, R407, R409, R801, R902, R1102, R1401-R14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00625W0402110K</text:p>
          </table:table-cell>
          <table:table-cell office:value-type="float" office:value="2130433" calcext:value-type="float">
            <text:p>2130433</text:p>
          </table:table-cell>
          <table:table-cell office:value-type="float" office:value="12" calcext:value-type="float">
            <text:p>12</text:p>
          </table:table-cell>
          <table:table-cell table:formula="of:=[.H40]*1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I40]-[.J40]&gt;0;[.I40]-[.J40];0)" office:value-type="float" office:value="120" calcext:value-type="float">
            <text:p>12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0, R310, R410, R601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41]*10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IF([.I41]-[.J41]&gt;0;[.I41]-[.J4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1, R311, R411, R6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WR04X1001FTL</text:p>
          </table:table-cell>
          <table:table-cell office:value-type="float" office:value="2446437" calcext:value-type="float">
            <text:p>2446437</text:p>
          </table:table-cell>
          <table:table-cell office:value-type="float" office:value="4" calcext:value-type="float">
            <text:p>4</text:p>
          </table:table-cell>
          <table:table-cell table:formula="of:=[.H42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I42]-[.J42]&gt;0;[.I42]-[.J42];0)" office:value-type="float" office:value="40" calcext:value-type="float">
            <text:p>4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3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3]-[.J43]&gt;0;[.I43]-[.J4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4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4]-[.J44]&gt;0;[.I44]-[.J4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5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5]-[.J45]&gt;0;[.I45]-[.J4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802, R80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46]*10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IF([.I46]-[.J46]&gt;0;[.I46]-[.J4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9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7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7]-[.J47]&gt;0;[.I47]-[.J4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801-SW80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Custom:435451019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35 451 019 8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48]*10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[.I48]-[.J48]&gt;0;[.I48]-[.J48];0)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CN75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ocs.rs-online.com/fc92/0900766b80d0dfb5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CN75AVOA</text:p>
          </table:table-cell>
          <table:table-cell office:value-type="string" calcext:value-type="string">
            <text:p>738-6014</text:p>
          </table:table-cell>
          <table:table-cell office:value-type="float" office:value="1" calcext:value-type="float">
            <text:p>1</text:p>
          </table:table-cell>
          <table:table-cell table:formula="of:=[.H49]*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I49]-[.J49]&gt;0;[.I49]-[.J49];0)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MAX3097ECSE+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mouser.fr/datasheet/2/609/MAX3097E_MAX3098E-3128450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AX3097ECSE+</text:p>
          </table:table-cell>
          <table:table-cell office:value-type="float" office:value="2518786" calcext:value-type="float">
            <text:p>2518786</text:p>
          </table:table-cell>
          <table:table-cell office:value-type="float" office:value="1" calcext:value-type="float">
            <text:p>1</text:p>
          </table:table-cell>
          <table:table-cell table:formula="of:=[.H5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50]-[.J50]&gt;0;[.I50]-[.J50];0)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1, U202, U301, U302, U401, U402</text:p>
          </table:table-cell>
          <table:table-cell office:value-type="string" calcext:value-type="string">
            <text:p>MPRB2415S-6W</text:p>
          </table:table-cell>
          <table:table-cell office:value-type="string" calcext:value-type="string">
            <text:p>Custom:MPRB2415S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PQQ6W-Q24-S15-S</text:p>
          </table:table-cell>
          <table:table-cell office:value-type="string" calcext:value-type="string">
            <text:p>490-PQQ6W-Q24-S15-S </text:p>
          </table:table-cell>
          <table:table-cell office:value-type="float" office:value="6" calcext:value-type="float">
            <text:p>6</text:p>
          </table:table-cell>
          <table:table-cell table:formula="of:=[.H51]*10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IF([.I51]-[.J51]&gt;0;[.I51]-[.J51];0)" office:value-type="float" office:value="49" calcext:value-type="float">
            <text:p>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, U303, U403, U602</text:p>
          </table:table-cell>
          <table:table-cell office:value-type="string" calcext:value-type="string">
            <text:p>HCPL-7800-500E</text:p>
          </table:table-cell>
          <table:table-cell office:value-type="string" calcext:value-type="string">
            <text:p>Custom:DIP-8 Gull Wing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HCPL-7800A-500E</text:p>
          </table:table-cell>
          <table:table-cell office:value-type="string" calcext:value-type="string">
            <text:p>174-4179</text:p>
          </table:table-cell>
          <table:table-cell office:value-type="float" office:value="4" calcext:value-type="float">
            <text:p>4</text:p>
          </table:table-cell>
          <table:table-cell table:formula="of:=[.H52]*10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I52]-[.J52]&gt;0;[.I52]-[.J52];0)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4, U304, U404, U601</text:p>
          </table:table-cell>
          <table:table-cell office:value-type="string" calcext:value-type="string">
            <text:p>GO 10-SME/SP3</text:p>
          </table:table-cell>
          <table:table-cell office:value-type="string" calcext:value-type="string">
            <text:p>Custom:SOIC8-GO-SME&amp;slash_SP3_LEM</text:p>
          </table:table-cell>
          <table:table-cell office:value-type="string" calcext:value-type="string">
            <text:p>GO 10-SM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GO 10-SME/SP3</text:p>
          </table:table-cell>
          <table:table-cell office:value-type="float" office:value="3796461" calcext:value-type="float">
            <text:p>3796461</text:p>
          </table:table-cell>
          <table:table-cell office:value-type="float" office:value="4" calcext:value-type="float">
            <text:p>4</text:p>
          </table:table-cell>
          <table:table-cell table:formula="of:=[.H53]*10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IF([.I53]-[.J53]&gt;0;[.I53]-[.J53];0)"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MP-LD30-23B12R2</text:p>
          </table:table-cell>
          <table:table-cell office:value-type="string" calcext:value-type="string">
            <text:p>Custom:MP-LD30-23B15R2</text:p>
          </table:table-cell>
          <table:table-cell office:value-type="string" calcext:value-type="string">
            <text:p>MP-LD30-23B12R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P-LD30-23B15R2</text:p>
          </table:table-cell>
          <table:table-cell office:value-type="float" office:value="3780527" calcext:value-type="float">
            <text:p>3780527</text:p>
          </table:table-cell>
          <table:table-cell office:value-type="float" office:value="1" calcext:value-type="float">
            <text:p>1</text:p>
          </table:table-cell>
          <table:table-cell table:formula="of:=[.H54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54]-[.J54]&gt;0;[.I54]-[.J54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2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Custom:173010578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3 010 5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55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55]-[.J55]&gt;0;[.I55]-[.J5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AZ1117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Z1117H-3.3TRE1</text:p>
          </table:table-cell>
          <table:table-cell office:value-type="string" calcext:value-type="string">
            <text:p>921-0701</text:p>
          </table:table-cell>
          <table:table-cell office:value-type="float" office:value="1" calcext:value-type="float">
            <text:p>1</text:p>
          </table:table-cell>
          <table:table-cell table:formula="of:=[.H56]*10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IF([.I56]-[.J56]&gt;0;[.I56]-[.J5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float" office:value="17791063215" calcext:value-type="float">
            <text:p>17791063215</text:p>
          </table:table-cell>
          <table:table-cell office:value-type="string" calcext:value-type="string">
            <text:p>Custom:17791063215</text:p>
          </table:table-cell>
          <table:table-cell office:value-type="string" calcext:value-type="string">
            <text:p>https://www.we-online.com/components/products/datasheet/17791063215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7 910 632 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57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57]-[.J57]&gt;0;[.I57]-[.J5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STM32G474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st.com/resource/en/datasheet/stm32g474re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M32G474RET6</text:p>
          </table:table-cell>
          <table:table-cell office:value-type="string" calcext:value-type="string">
            <text:p>193-9861</text:p>
          </table:table-cell>
          <table:table-cell office:value-type="float" office:value="1" calcext:value-type="float">
            <text:p>1</text:p>
          </table:table-cell>
          <table:table-cell table:formula="of:=[.H58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58]-[.J58]&gt;0;[.I58]-[.J58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624-7693</text:p>
          </table:table-cell>
          <table:table-cell office:value-type="float" office:value="1" calcext:value-type="float">
            <text:p>1</text:p>
          </table:table-cell>
          <table:table-cell table:formula="of:=[.H59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I59]-[.J59]&gt;0;[.I59]-[.J59];0)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ACPL-077L</text:p>
          </table:table-cell>
          <table:table-cell office:value-type="string" calcext:value-type="string">
            <text:p>Package_SO:SO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ACPL-077L-500E</text:p>
          </table:table-cell>
          <table:table-cell office:value-type="string" calcext:value-type="string">
            <text:p>230-5293</text:p>
          </table:table-cell>
          <table:table-cell office:value-type="float" office:value="1" calcext:value-type="float">
            <text:p>1</text:p>
          </table:table-cell>
          <table:table-cell table:formula="of:=[.H60]*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I60]-[.J60]&gt;0;[.I60]-[.J60];0)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TC1412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TC1412NEOA</text:p>
          </table:table-cell>
          <table:table-cell office:value-type="float" office:value="1834898" calcext:value-type="float">
            <text:p>1834898</text:p>
          </table:table-cell>
          <table:table-cell office:value-type="float" office:value="1" calcext:value-type="float">
            <text:p>1</text:p>
          </table:table-cell>
          <table:table-cell table:formula="of:=[.H61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61]-[.J61]&gt;0;[.I61]-[.J61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80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ustom:ABLS-7.3728MHZ-CL-RESR-A-1-G-F</text:p>
          </table:table-cell>
          <table:table-cell office:value-type="string" calcext:value-type="string">
            <text:p>https://4donline.ihs.com/images/VipMasterIC/IC/ABRC/ABRCS03441/ABRCS03441-1.pdf?hkey=6D3A4C79FDBF58556ACFDE234799DDF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ABLS-16.000MHZ-20-B-3-H-T</text:p>
          </table:table-cell>
          <table:table-cell office:value-type="float" office:value="3228387" calcext:value-type="float">
            <text:p>3228387</text:p>
          </table:table-cell>
          <table:table-cell office:value-type="float" office:value="1" calcext:value-type="float">
            <text:p>1</text:p>
          </table:table-cell>
          <table:table-cell table:formula="of:=[.H62]*10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IF([.I62]-[.J62]&gt;0;[.I62]-[.J6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essories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ip Cover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 office:value-type="string" calcext:value-type="string">
            <text:p>696 122 003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6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66]-[.J66]&gt;0;[.I66]-[.J66];0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ésistance à montage sur châssis Bobinée, 4.7Ω 100W ±5%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string" calcext:value-type="string">
            <text:p>HSC1004R7J</text:p>
          </table:table-cell>
          <table:table-cell office:value-type="string" calcext:value-type="string">
            <text:p>720-5407</text:p>
          </table:table-cell>
          <table:table-cell office:value-type="float" office:value="1" calcext:value-type="float">
            <text:p>1</text:p>
          </table:table-cell>
          <table:table-cell table:formula="of:=[.H67]*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I67]-[.J67]&gt;0;[.I67]-[.J67];0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ème à braser 653555 Loctite MP218, 500g Bac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653555" calcext:value-type="float">
            <text:p>653555</text:p>
          </table:table-cell>
          <table:table-cell office:value-type="string" calcext:value-type="string">
            <text:p>506-4289</text:p>
          </table:table-cell>
          <table:table-cell office:value-type="float" office:value="0.1" calcext:value-type="float">
            <text:p>0.1</text:p>
          </table:table-cell>
          <table:table-cell table:formula="of:=[.H68]*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]-[.J68]&gt;0;[.I68]-[.J68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lux de soudure RS PRO, Stylo de 12ml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251-3637</text:p>
          </table:table-cell>
          <table:table-cell office:value-type="float" office:value="0.4" calcext:value-type="float">
            <text:p>0.4</text:p>
          </table:table-cell>
          <table:table-cell table:formula="of:=[.H69]*10" office:value-type="float" office:value="4" calcext:value-type="float">
            <text:p>4</text:p>
          </table:table-cell>
          <table:table-cell/>
          <table:table-cell table:formula="of:=IF([.I69]-[.J69]&gt;0;[.I69]-[.J69]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rtouche fusible RS PRO, 500mA 5 x 20mm Type F 250V c.a.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563-463</text:p>
          </table:table-cell>
          <table:table-cell office:value-type="float" office:value="10" calcext:value-type="float">
            <text:p>10</text:p>
          </table:table-cell>
          <table:table-cell table:formula="of:=[.H70]*10" office:value-type="float" office:value="100" calcext:value-type="float">
            <text:p>100</text:p>
          </table:table-cell>
          <table:table-cell/>
          <table:table-cell table:formula="of:=IF([.I70]-[.J70]&gt;0;[.I70]-[.J70];0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adiateur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205AB1500B</text:p>
          </table:table-cell>
          <table:table-cell office:value-type="float" office:value="523173" calcext:value-type="float">
            <text:p>523173</text:p>
          </table:table-cell>
          <table:table-cell office:value-type="float" office:value="1" calcext:value-type="float">
            <text:p>1</text:p>
          </table:table-cell>
          <table:table-cell table:formula="of:=[.H71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71]-[.J71]&gt;0;[.I71]-[.J71]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ème à braser 653555 Loctite MP218, 500g Bac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653555" calcext:value-type="float">
            <text:p>653555</text:p>
          </table:table-cell>
          <table:table-cell office:value-type="string" calcext:value-type="string">
            <text:p>506-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it isolant thermique, TO-220, Caoutchouc silicone, 1,6W/m.K, 6kV, 0,23 mm, 10 ohm-c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K3306/TG</text:p>
          </table:table-cell>
          <table:table-cell office:value-type="float" office:value="522636" calcext:value-type="float">
            <text:p>522636</text:p>
          </table:table-cell>
          <table:table-cell office:value-type="float" office:value="6" calcext:value-type="float">
            <text:p>6</text:p>
          </table:table-cell>
          <table:table-cell table:formula="of:=[.H73]*1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I73]-[.J73]&gt;0;[.I73]-[.J73];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XIAL FAN, 40MM, 5VDC, 7.1CFM, 23DBA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C011490</text:p>
          </table:table-cell>
          <table:table-cell office:value-type="float" office:value="3217981" calcext:value-type="float">
            <text:p>3217981</text:p>
          </table:table-cell>
          <table:table-cell office:value-type="float" office:value="2" calcext:value-type="float">
            <text:p>2</text:p>
          </table:table-cell>
          <table:table-cell table:formula="of:=[.H74]*1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I74]-[.J74]&gt;0;[.I74]-[.J74];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 à six pans creux, M3 x 6mm, en Acier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467-9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 6 pans à tête bombée hexagonale, M3 x 8mm, en Acier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281-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ndelle, Nylon, M3, Plat, Interne 3,2mm, Externe 7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P008055</text:p>
          </table:table-cell>
          <table:table-cell office:value-type="float" office:value="3804766" calcext:value-type="float">
            <text:p>3804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SE/E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rte microcontrôleur IoT, FireBeetle, ESP32, cartes de développement Arduino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DFR0478</text:p>
          </table:table-cell>
          <table:table-cell office:value-type="float" office:value="3517881" calcext:value-type="float">
            <text:p>351788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S-MITV THT Terminal with Lever Micro Switch, 12.8 x 5.8 mm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/>
          <table:table-cell office:value-type="string" calcext:value-type="string">
            <text:p>463 092 370 40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S-TOTV Ø 6.35mm Panel Cut-Out Vertical Operation Toggle Switch NEW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/>
          <table:table-cell office:value-type="string" calcext:value-type="string">
            <text:p>472 123 010 11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gI³C-FDSM Fixed Step Down Regulator Module 5V 1A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/>
          <table:table-cell office:value-type="string" calcext:value-type="string">
            <text:p>173 010 54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Inverter_KiCAD.A2:Inverter_KiCAD.L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9:12:20.486000065</dc:date>
    <meta:editing-duration>P1DT15H51M29S</meta:editing-duration>
    <meta:editing-cycles>7</meta:editing-cycles>
    <meta:generator>LibreOffice/7.3.7.2$Linux_X86_64 LibreOffice_project/30$Build-2</meta:generator>
    <meta:document-statistic meta:table-count="1" meta:cell-count="819" meta:object-count="0"/>
  </office:meta>
</office:document-meta>
</file>